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size="14pt" officeooo:rsid="001c862a"/>
    </style:style>
    <style:style style:name="P2" style:family="paragraph" style:parent-style-name="Text_20_body">
      <style:paragraph-properties fo:text-align="justify" style:justify-single-word="false"/>
      <style:text-properties fo:font-size="14pt" officeooo:rsid="001c862a"/>
    </style:style>
    <style:style style:name="T1" style:family="text">
      <style:text-properties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Questionnaire 1</text:h>
      <text:section text:style-name="Sect1" text:name="intro">
        <text:p text:style-name="Text_20_body"/>
        <text:section text:style-name="Sect1" text:name="yui_3_17_2_1_1624041159946_74">
          <text:h text:style-name="Heading_20_5" text:outline-level="5">Instruccions<text:line-break/><text:line-break/>Openning time: April 12 0:00 hours<text:line-break/><text:line-break/>Closing time: April 18 22:00 hours<text:line-break/><text:line-break/>Prerequisites: Read and review (Lewicki, Barry, and Saunders 2016, Chapters 1 &amp; 2)<text:line-break/><text:line-break/>Structure and Format<text:line-break/><text:line-break/>1. The questionnaire consists of 6 questions and must be presented individually. Therefore, if it is answered in group, the grade will be zero (0).<text:line-break/>2.  All 6 questions that are part of the questionnaire are of multiple choice with a unique correct answer.<text:line-break/>3.  Each question has the same weight in the total score and will be scored on a scale of 50 points. In other words, each question has a maximum possible score of 8.33 points.<text:line-break/><text:line-break/>Available time</text:h>
          <text:h text:style-name="Heading_20_5" text:outline-level="5">1. One (1) hour available to answer. Also, <text:span text:style-name="T1">thirty</text:span> (30) additional minutes are included in case there is a technical problem. In that sense in total, one and a half (1.5) hours are available.<text:line-break/><text:line-break/>Attemps allowed<text:line-break/><text:line-break/>1. One and only one</text:h>
        </text:section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13:33:38.484995569</dc:date>
    <meta:editing-duration>PT58M13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52" meta:character-count="882" meta:non-whitespace-character-count="723"/>
  </office:meta>
</office:document-meta>
</file>